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ial 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normal" fo:text-transform="none" style:font-name="arial " fo:font-size="12pt" fo:letter-spacing="normal" fo:font-style="normal" fo:font-weight="normal" style:font-size-asian="12pt" style:font-size-complex="12pt" loext:padding="0cm" loext:border="none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 " fo:font-size="12pt" style:font-size-asian="12pt" style:font-size-complex="12pt"/>
    </style:style>
    <style:style style:name="P5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fo:font-variant="normal" fo:text-transform="none" style:font-name="arial" fo:font-size="10pt" fo:letter-spacing="normal" fo:font-style="normal" fo:font-weight="normal" style:font-size-asian="10pt" style:font-size-complex="10pt" loext:padding="0cm" loext:border="none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06b2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 processo de desenvolvimento de sistemas de informação deve focar as necessidades dos usuários finais, garantindo uma satisfação efetiva por meio do alto grau de usabilidade, acessibilidade e qualidade do mesmo. Uma prática que pode ser utilizada para coletar, analisar e projetar informações neste processo é o Design Participativo (DP), que abrange a participação de todos os interessados nesse processo como desenvolvedores, usuários, funcionários e parceiros. A Engenharia de Software e na Ciência da Informação, trazendo princípios e práticas para auxiliar na coleta e tratamento de informação. </text:p>
      <text:p text:style-name="P5">Considerando que o DP envolve pessoas que irão utilizar o sistema posteriormente, pode-se afirmar que o sistema pode ser mais aceito pelos usuários finais e consequentemente mais acessível e usável. O DP também abrange questões relacionadas a maneira de como os usuários pensam e agem, enfatiza a importância de cada participante ao decorrer de todo o processo de desenvolvimento, e considera que o usuário do sistema sabe quais funções são úteis e quais são as prioridades para sua prática profissional. <text:span text:style-name="T4">(CAMARGO,2014).</text:span></text:p>
      <text:p text:style-name="P3">Segundo estudos feitos por Sugiyama et. al (2010) os protótipos podem envolver baixa, média e alta fidelidade, envolvendo respectivamente um conjunto de desenhos (por exemplo, storyboard7) que proporcionam páginas estáticas, não informatizado; um conjunto de páginas que representam a navegação do ambiente, não abrangendo todas as funcionalidades do mesmo, podendo utilizar ou não ferramentas computacionais para sua projeção; e um conjunto de telas que proporcionam um ambiente dinâmico, informatizado, considerando algumas tecnologias utilizadas na solução final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arial 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11:41:42.879880258</meta:creation-date>
    <dc:date>2023-09-29T11:50:37.021883842</dc:date>
    <meta:editing-duration>PT8M54S</meta:editing-duration>
    <meta:editing-cycles>1</meta:editing-cycles>
    <meta:document-statistic meta:table-count="0" meta:image-count="0" meta:object-count="0" meta:page-count="1" meta:paragraph-count="3" meta:word-count="244" meta:character-count="1687" meta:non-whitespace-character-count="1445"/>
    <meta:generator>LibreOffice/6.4.7.2$Linux_X86_64 LibreOffice_project/40$Build-2</meta:generator>
  </office:meta>
</office:document-meta>
</file>